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84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19"/>
        <table:table-column table:style-name="co1" table:number-columns-repeated="2" table:default-cell-style-name="ce4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10" office:value-type="string" calcext:value-type="string" table:number-columns-spanned="1" table:number-rows-spanned="2">
            <text:p>Time</text:p>
          </table:table-cell>
          <table:table-cell table:style-name="ce14" office:value-type="string" calcext:value-type="string" table:number-columns-spanned="1" table:number-rows-spanned="2">
            <text:p>ACK</text:p>
          </table:table-cell>
          <table:table-cell table:style-name="ce14" office:value-type="string" calcext:value-type="string" table:number-columns-spanned="1" table:number-rows-spanned="2">
            <text:p>Packets / s</text:p>
          </table:table-cell>
          <table:table-cell table:style-name="ce16" office:value-type="string" calcext:value-type="string" table:number-columns-spanned="1" table:number-rows-spanned="2">
            <text:p>Data yield</text:p>
          </table:table-cell>
          <table:table-cell table:style-name="ce14" office:value-type="string" calcext:value-type="string" table:number-columns-spanned="1" table:number-rows-spanned="2">
            <text:p>I_avg [mA]</text:p>
          </table:table-cell>
          <table:table-cell table:style-name="ce14" office:value-type="string" calcext:value-type="string" table:number-columns-spanned="1" table:number-rows-spanned="2">
            <text:p>KPI</text:p>
          </table:table-cell>
          <table:table-cell table:style-name="ce22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2"/>
          <table:table-cell table:style-name="ce23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1"/>
          <table:covered-table-cell table:number-columns-repeated="2" table:style-name="ce15"/>
          <table:covered-table-cell table:style-name="ce17"/>
          <table:covered-table-cell table:number-columns-repeated="2" table:style-name="ce15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30M00S" calcext:value-type="time">
            <text:p>20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4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8" table:style-name="ce13" office:value-type="float" office:value="200" calcext:value-type="float">
            <text:p>200</text:p>
          </table:table-cell>
          <table:table-cell table:style-name="ce24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45M00S" calcext:value-type="time">
            <text:p>20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2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24" table:formula="of:=SUM([.I4:.U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00M00S" calcext:value-type="time">
            <text:p>21:0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65" calcext:value-type="float">
            <text:p>0.65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5:.U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15M00S" calcext:value-type="time">
            <text:p>21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1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0" calcext:value-type="float">
            <text:p>200</text:p>
          </table:table-cell>
          <table:table-cell table:style-name="ce24" table:formula="of:=SUM([.I6:.U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30M00S" calcext:value-type="time">
            <text:p>21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96" calcext:value-type="float">
            <text:p>0.96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7:.U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45M00S" calcext:value-type="time">
            <text:p>21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0.97" calcext:value-type="float">
            <text:p>0.97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00M00S" calcext:value-type="time">
            <text:p>22:0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9:.U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15M00S" calcext:value-type="time">
            <text:p>22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912" calcext:value-type="percentage">
            <text:p>99.12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5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4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24" table:formula="of:=SUM([.I10:.U10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15M00S" calcext:value-type="time">
            <text:p>23:15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65" calcext:value-type="float">
            <text:p>0.65</text:p>
          </table:table-cell>
          <table:table-cell table:style-name="ce20" office:value-type="float" office:value="0.97" calcext:value-type="float">
            <text:p>0.97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11:.U1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30M00S" calcext:value-type="time">
            <text:p>23:30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1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0" calcext:value-type="float">
            <text:p>200</text:p>
          </table:table-cell>
          <table:table-cell table:style-name="ce24" table:formula="of:=SUM([.I12:.U1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45M00S" calcext:value-type="time">
            <text:p>23:45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01" calcext:value-type="float">
            <text:p>1.01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0.9885" calcext:value-type="percentage">
            <text:p>98.85%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0.97" calcext:value-type="float">
            <text:p>0.97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3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7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24" table:formula="of:=SUM([.I14:.U1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45M00S" calcext:value-type="time">
            <text:p>10:45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6" calcext:value-type="float">
            <text:p>0.96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7" table:style-name="ce13" office:value-type="float" office:value="200" calcext:value-type="float">
            <text:p>200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3" table:style-name="ce13" office:value-type="float" office:value="200" calcext:value-type="float">
            <text:p>200</text:p>
          </table:table-cell>
          <table:table-cell table:style-name="ce13" office:value-type="float" office:value="150" calcext:value-type="float">
            <text:p>150</text:p>
          </table:table-cell>
          <table:table-cell table:style-name="ce24" table:formula="of:=SUM([.I15:.U1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1H00M00S" calcext:value-type="time">
            <text:p>11:00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65" calcext:value-type="percentage">
            <text:p>96.50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7" calcext:value-type="float">
            <text:p>0.97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4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2" table:style-name="ce13" office:value-type="float" office:value="190" calcext:value-type="float">
            <text:p>190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style-name="ce13" office:value-type="float" office:value="170" calcext:value-type="float">
            <text:p>170</text:p>
          </table:table-cell>
          <table:table-cell table:style-name="ce24" table:formula="of:=SUM([.I16:.U16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 office:value-type="float" office:value="24494" calcext:value-type="float">
            <text:p>2449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04M00S" calcext:value-type="time">
            <text:p>18:04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65" calcext:value-type="float">
            <text:p>0.65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3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9" table:style-name="ce13" office:value-type="float" office:value="200" calcext:value-type="float">
            <text:p>200</text:p>
          </table:table-cell>
          <table:table-cell table:style-name="ce24" table:formula="of:=SUM([.I17:.U17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95" calcext:value-type="float">
            <text:p>2449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15M00S" calcext:value-type="time">
            <text:p>18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88" calcext:value-type="percentage">
            <text:p>99.88%</text:p>
          </table:table-cell>
          <table:table-cell table:style-name="ce20" office:value-type="float" office:value="0.75" calcext:value-type="float">
            <text:p>0.75</text:p>
          </table:table-cell>
          <table:table-cell table:style-name="ce20" office:value-type="float" office:value="0.98" calcext:value-type="float">
            <text:p>0.98</text:p>
          </table:table-cell>
          <table:table-cell table:style-name="ce13" office:value-type="float" office:value="198" calcext:value-type="float">
            <text:p>198</text:p>
          </table:table-cell>
          <table:table-cell table:number-columns-repeated="7" table:style-name="ce13" office:value-type="float" office:value="200" calcext:value-type="float">
            <text:p>200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4" table:style-name="ce13" office:value-type="float" office:value="200" calcext:value-type="float">
            <text:p>200</text:p>
          </table:table-cell>
          <table:table-cell table:style-name="ce24" table:formula="of:=SUM([.I18:.U18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496" calcext:value-type="float">
            <text:p>2449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8H30M00S" calcext:value-type="time">
            <text:p>18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01" calcext:value-type="float">
            <text:p>1.01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19:.U1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4" calcext:value-type="float">
            <text:p>2450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15M00S" calcext:value-type="time">
            <text:p>02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0.97" calcext:value-type="float">
            <text:p>0.97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20:.U2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5" calcext:value-type="float">
            <text:p>2450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30M00S" calcext:value-type="time">
            <text:p>02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21:.U2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06" calcext:value-type="float">
            <text:p>24506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02H45M00S" calcext:value-type="time">
            <text:p>02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22:.U22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43" calcext:value-type="float">
            <text:p>24543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20H30M00S" calcext:value-type="time">
            <text:p>20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65" calcext:value-type="float">
            <text:p>0.65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2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24" table:formula="of:=SUM([.I23:.U2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44" calcext:value-type="float">
            <text:p>24544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20H45M00S" calcext:value-type="time">
            <text:p>20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885" calcext:value-type="percentage">
            <text:p>98.85%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98" calcext:value-type="float">
            <text:p>0.98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9" table:style-name="ce13" office:value-type="float" office:value="200" calcext:value-type="float">
            <text:p>200</text:p>
          </table:table-cell>
          <table:table-cell table:style-name="ce24" table:formula="of:=SUM([.I24:.U2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545" calcext:value-type="float">
            <text:p>24545</text:p>
          </table:table-cell>
          <table:table-cell table:style-name="ce7" office:value-type="date" office:date-value="2015-12-04" calcext:value-type="date">
            <text:p>2015-12-04</text:p>
          </table:table-cell>
          <table:table-cell table:style-name="ce12" office:value-type="time" office:time-value="PT21H00M00S" calcext:value-type="time">
            <text:p>21:0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01" calcext:value-type="float">
            <text:p>1.01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25:.U2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60" calcext:value-type="float">
            <text:p>2456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07H45M00S" calcext:value-type="time">
            <text:p>07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0.9858" calcext:value-type="percentage">
            <text:p>98.58%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0.97" calcext:value-type="float">
            <text:p>0.97</text:p>
          </table:table-cell>
          <table:table-cell table:number-columns-repeated="2" table:style-name="ce13" office:value-type="float" office:value="200" calcext:value-type="float">
            <text:p>200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6" calcext:value-type="float">
            <text:p>196</text:p>
          </table:table-cell>
          <table:table-cell table:number-columns-repeated="4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90" calcext:value-type="float">
            <text:p>190</text:p>
          </table:table-cell>
          <table:table-cell table:style-name="ce24" table:formula="of:=SUM([.I26:.U26])/(13*200)" office:value-type="percentage" office:value="0.985769230769231" calcext:value-type="percentage">
            <text:p>98.58%</text:p>
          </table:table-cell>
        </table:table-row>
        <table:table-row table:style-name="ro1">
          <table:table-cell table:style-name="ce3" office:value-type="float" office:value="24561" calcext:value-type="float">
            <text:p>2456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08H00M00S" calcext:value-type="time">
            <text:p>08:0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0.9988" calcext:value-type="percentage">
            <text:p>99.88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7" table:style-name="ce13" office:value-type="float" office:value="200" calcext:value-type="float">
            <text:p>200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5" table:style-name="ce13" office:value-type="float" office:value="200" calcext:value-type="float">
            <text:p>200</text:p>
          </table:table-cell>
          <table:table-cell table:style-name="ce24" table:formula="of:=SUM([.I27:.U27])/(13*200)" office:value-type="percentage" office:value="0.998846153846154" calcext:value-type="percentage">
            <text:p>99.88%</text:p>
          </table:table-cell>
        </table:table-row>
        <table:table-row table:style-name="ro1">
          <table:table-cell table:style-name="ce3" office:value-type="float" office:value="24562" calcext:value-type="float">
            <text:p>2456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08H15M00S" calcext:value-type="time">
            <text:p>08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28:.U2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70" calcext:value-type="float">
            <text:p>24570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1H15M00S" calcext:value-type="time">
            <text:p>11:15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0.9962" calcext:value-type="percentage">
            <text:p>99.62%</text:p>
          </table:table-cell>
          <table:table-cell table:style-name="ce20" office:value-type="float" office:value="0.65" calcext:value-type="float">
            <text:p>0.65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3" table:style-name="ce13" office:value-type="float" office:value="200" calcext:value-type="float">
            <text:p>200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9" table:style-name="ce13" office:value-type="float" office:value="200" calcext:value-type="float">
            <text:p>200</text:p>
          </table:table-cell>
          <table:table-cell table:style-name="ce24" table:formula="of:=SUM([.I29:.U29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571" calcext:value-type="float">
            <text:p>24571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1H30M00S" calcext:value-type="time">
            <text:p>11:30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30:.U30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72" calcext:value-type="float">
            <text:p>24572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1H45M00S" calcext:value-type="time">
            <text:p>11:45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1.01" calcext:value-type="float">
            <text:p>1.01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31:.U3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85" calcext:value-type="float">
            <text:p>24585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3H15M00S" calcext:value-type="time">
            <text:p>13:1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50" calcext:value-type="float">
            <text:p>50</text:p>
          </table:table-cell>
          <table:table-cell table:style-name="ce18" office:value-type="percentage" office:value="0.9808" calcext:value-type="percentage">
            <text:p>98.08%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0.96" calcext:value-type="float">
            <text:p>0.96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9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90" calcext:value-type="float">
            <text:p>190</text:p>
          </table:table-cell>
          <table:table-cell table:style-name="ce13" office:value-type="float" office:value="180" calcext:value-type="float">
            <text:p>180</text:p>
          </table:table-cell>
          <table:table-cell table:style-name="ce24" table:formula="of:=SUM([.I32:.U32])/(13*200)" office:value-type="percentage" office:value="0.980769230769231" calcext:value-type="percentage">
            <text:p>98.08%</text:p>
          </table:table-cell>
        </table:table-row>
        <table:table-row table:style-name="ro1">
          <table:table-cell table:style-name="ce3" office:value-type="float" office:value="24586" calcext:value-type="float">
            <text:p>24586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3H30M00S" calcext:value-type="time">
            <text:p>13:30:0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6" calcext:value-type="float">
            <text:p>0.60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 table:style-name="ce24" table:formula="of:=SUM([.I33:.U3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587" calcext:value-type="float">
            <text:p>24587</text:p>
          </table:table-cell>
          <table:table-cell table:style-name="ce7" office:value-type="date" office:date-value="2015-12-05" calcext:value-type="date">
            <text:p>2015-12-05</text:p>
          </table:table-cell>
          <table:table-cell table:style-name="ce12" office:value-type="time" office:time-value="PT13H45M00S" calcext:value-type="time">
            <text:p>13:45:0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0" office:value-type="float" office:value="0.58" calcext:value-type="float">
            <text:p>0.58</text:p>
          </table:table-cell>
          <table:table-cell table:style-name="ce20" office:value-type="float" office:value="0.99" calcext:value-type="float">
            <text:p>0.99</text:p>
          </table:table-cell>
          <table:table-cell table:number-columns-repeated="13" table:style-name="ce13" office:value-type="float" office:value="200" calcext:value-type="float">
            <text:p>200</text:p>
          </table:table-cell>
          <table:table-cell/>
        </table:table-row>
        <table:table-row table:style-name="ro1" table:number-rows-repeated="18">
          <table:table-cell table:style-name="ce3"/>
          <table:table-cell table:style-name="ce8"/>
          <table:table-cell table:style-name="ce12"/>
          <table:table-cell table:style-name="ce13" table:number-columns-repeated="2"/>
          <table:table-cell table:style-name="ce18"/>
          <table:table-cell table:style-name="ce20" table:number-columns-repeated="2"/>
          <table:table-cell table:style-name="ce9" table:number-columns-repeated="13"/>
          <table:table-cell/>
        </table:table-row>
        <table:table-row table:style-name="ro1" table:number-rows-repeated="31">
          <table:table-cell table:style-name="ce3"/>
          <table:table-cell table:style-name="ce8"/>
          <table:table-cell table:style-name="ce13" table:number-columns-repeated="3"/>
          <table:table-cell table:style-name="ce18"/>
          <table:table-cell table:style-name="ce20" table:number-columns-repeated="2"/>
          <table:table-cell table:style-name="ce9" table:number-columns-repeated="13"/>
          <table:table-cell/>
        </table:table-row>
        <table:table-row table:style-name="ro1" table:number-rows-repeated="8">
          <table:table-cell table:style-name="ce3"/>
          <table:table-cell table:style-name="ce9"/>
          <table:table-cell table:style-name="ce13" table:number-columns-repeated="3"/>
          <table:table-cell table:style-name="ce18"/>
          <table:table-cell table:style-name="ce20" table:number-columns-repeated="2"/>
          <table:table-cell table:style-name="ce9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21" table:number-columns-repeated="2"/>
          <table:table-cell table:number-columns-repeated="14"/>
        </table:table-row>
        <table:table-row table:style-name="ro1" table:number-rows-repeated="10483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 style:data-style-name="N2" text:time-value="14:47:45.1406991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5T14:50:47.555008420</dc:date>
    <meta:editing-duration>PT2H17M39S</meta:editing-duration>
    <meta:editing-cycles>30</meta:editing-cycles>
    <meta:generator>LibreOffice/4.2.8.2$Linux_X86_64 LibreOffice_project/420m0$Build-2</meta:generator>
    <meta:document-statistic meta:table-count="1" meta:cell-count="726" meta:object-count="0"/>
  </office:meta>
</office:document-meta>
</file>